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cm" svg:stroke-color="#000000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-color="#93b0cf" draw:textarea-horizontal-align="justify" draw:textarea-vertical-align="middle" draw:auto-grow-height="false" fo:min-height="1.71cm" fo:min-width="3.4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1.65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1cm" fo:min-width="0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221cm" fo:min-width="3.2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0.475cm" fo:min-width="2.97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-color="#93b0cf"/>
      <style:paragraph-properties fo:text-align="center" style:writing-mode="lr-tb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-color="#99cc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6cm" svg:y1="19cm" svg:x2="28cm" svg:y2="19cm" draw:start-shape="id1" draw:start-glue-point="1" draw:end-shape="id2" draw:end-glue-point="3" svg:d="M16000 19000h12000" svg:viewBox="0 0 12001 1">
          <text:p/>
        </draw:connector>
        <draw:custom-shape draw:style-name="gr2" draw:text-style-name="P3" xml:id="id2" draw:id="id2" draw:layer="layout" svg:width="4cm" svg:height="2cm" svg:x="28cm" svg:y="18cm">
          <text:p text:style-name="P2"><text:span text:style-name="T1">Vorstel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157cm" svg:height="2.471cm" svg:x="9.882cm" svg:y="18cm">
          <draw:text-box>
            <text:p text:style-name="P4"><text:span text:style-name="T2">Film ID</text:span></text:p>
            <text:p text:style-name="P4"><text:span text:style-name="T3">Name</text:span></text:p>
            <text:p text:style-name="P4"><text:span text:style-name="T3">Jahr</text:span></text:p>
            <text:p text:style-name="P4"><text:span text:style-name="T3">Genre</text:span></text:p>
          </draw:text-box>
        </draw:frame>
        <draw:custom-shape draw:style-name="gr4" draw:text-style-name="P6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4cm" svg:height="2cm" svg:x="12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3.787cm" svg:height="2.471cm" svg:x="32.013cm" svg:y="18cm">
          <draw:text-box>
            <text:p text:style-name="P7"><text:span text:style-name="T2">Vorführung ID</text:span></text:p>
            <text:p text:style-name="P7"><text:span text:style-name="T3">Wochentag</text:span></text:p>
            <text:p text:style-name="P7"><text:span text:style-name="T3">Uhrzeit</text:span></text:p>
            <text:p text:style-name="P7"><text:span text:style-name="T3">Saal-Nummer</text:span></text:p>
          </draw:text-box>
        </draw:frame>
        <draw:frame draw:style-name="gr6" draw:text-style-name="P9" draw:layer="layout" svg:width="0.853cm" svg:height="0.962cm" svg:x="16cm" svg:y="18.038cm">
          <draw:text-box>
            <text:p>1</text:p>
          </draw:text-box>
        </draw:frame>
        <draw:frame draw:style-name="gr6" draw:text-style-name="P9" draw:layer="layout" svg:width="0.853cm" svg:height="0.962cm" svg:x="27.147cm" svg:y="18.038cm">
          <draw:text-box>
            <text:p>n</text:p>
          </draw:text-box>
        </draw:frame>
        <draw:frame draw:style-name="gr7" draw:text-style-name="P10" draw:layer="layout" svg:width="3.474cm" svg:height="0.725cm" svg:x="18.326cm" svg:y="18.275cm">
          <draw:text-box>
            <text:p text:style-name="P4"><text:span text:style-name="T4">wird gezeigt am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1cm" fo:margin-bottom="0cm" fo:text-indent="0cm"/>
      <style:text-properties fo:font-size="4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8cm" fo:margin-bottom="0cm" fo:text-indent="0cm"/>
      <style:text-properties fo:font-size="34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5cm" fo:margin-bottom="0cm" fo:text-indent="0cm"/>
      <style:text-properties fo:font-size="28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40.499cm" svg:height="5.009cm" svg:x="2.25cm" svg:y="1.195cm" presentation:class="title" presentation:placeholder="true">
        <draw:text-box/>
      </draw:frame>
      <draw:frame presentation:style-name="Default-outline1" draw:layer="backgroundobjects" svg:width="40.499cm" svg:height="17.399cm" svg:x="2.25cm" svg:y="7.02cm" presentation:class="outline" presentation:placeholder="true">
        <draw:text-box/>
      </draw:frame>
      <draw:frame presentation:style-name="Mpr1" draw:text-style-name="MP2" draw:layer="backgroundobjects" svg:width="10.484cm" svg:height="2.069cm" svg:x="2.2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4cm" svg:height="2.069cm" svg:x="15.39cm" svg:y="27.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4cm" svg:height="2.069cm" svg:x="32.265cm" svg:y="27.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17T16:06:18.902587048</meta:creation-date>
    <dc:date>2020-02-17T00:48:09.595925530</dc:date>
    <dc:creator>Dennis Schulmeister-Zimolong</dc:creator>
    <meta:editing-duration>PT1H22M8S</meta:editing-duration>
    <meta:editing-cycles>38</meta:editing-cycles>
    <meta:generator>LibreOffice/6.3.4.2.0$Linux_X86_64 LibreOffice_project/30$Build-2</meta:generator>
    <meta:document-statistic meta:object-count="32"/>
  </office:meta>
</office:document-meta>
</file>